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7adf" officeooo:paragraph-rsid="001e7adf"/>
    </style:style>
    <style:style style:name="P2" style:family="paragraph" style:parent-style-name="Standard">
      <style:paragraph-properties fo:text-align="justify" style:justify-single-word="false"/>
      <style:text-properties officeooo:rsid="001e8f9d" officeooo:paragraph-rsid="001e8f9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7adf" officeooo:paragraph-rsid="001e7ad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07493" officeooo:paragraph-rsid="0020749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07956" officeooo:paragraph-rsid="0020795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28b3b" officeooo:paragraph-rsid="00228b3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abd" officeooo:paragraph-rsid="00230ab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46160" officeooo:paragraph-rsid="0024616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d2fac" officeooo:paragraph-rsid="002d2fa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e8f9d" officeooo:paragraph-rsid="001e8f9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4fb8" officeooo:paragraph-rsid="00214fb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d2fac" officeooo:paragraph-rsid="002d2fac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00c08" officeooo:paragraph-rsid="00320a5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43971" officeooo:paragraph-rsid="0034397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b6b39" officeooo:paragraph-rsid="003b6b3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07493" officeooo:paragraph-rsid="00207493"/>
    </style:style>
    <style:style style:name="P17" style:family="paragraph" style:parent-style-name="Standard">
      <style:paragraph-properties fo:text-align="justify" style:justify-single-word="false"/>
      <style:text-properties officeooo:paragraph-rsid="002d2fac"/>
    </style:style>
    <style:style style:name="P18" style:family="paragraph" style:parent-style-name="Standard">
      <style:paragraph-properties fo:text-align="justify" style:justify-single-word="false"/>
      <style:text-properties officeooo:rsid="00207956" officeooo:paragraph-rsid="00207956"/>
    </style:style>
    <style:style style:name="P19" style:family="paragraph" style:parent-style-name="Standard">
      <style:paragraph-properties fo:text-align="justify" style:justify-single-word="false"/>
      <style:text-properties officeooo:rsid="00207956" officeooo:paragraph-rsid="003251e4"/>
    </style:style>
    <style:style style:name="P20" style:family="paragraph" style:parent-style-name="Standard">
      <style:paragraph-properties fo:text-align="justify" style:justify-single-word="false"/>
      <style:text-properties officeooo:rsid="00214fb8" officeooo:paragraph-rsid="00214fb8"/>
    </style:style>
    <style:style style:name="P21" style:family="paragraph" style:parent-style-name="Standard">
      <style:paragraph-properties fo:text-align="justify" style:justify-single-word="false"/>
      <style:text-properties officeooo:rsid="002d2fac" officeooo:paragraph-rsid="002d2fac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d2fac" officeooo:paragraph-rsid="002d2fa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300c08" officeooo:paragraph-rsid="00300c0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3251e4" officeooo:paragraph-rsid="003251e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3251e4" officeooo:paragraph-rsid="0034a9a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36f497" officeooo:paragraph-rsid="0036f49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36f497" officeooo:paragraph-rsid="0037c68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398ba4" officeooo:paragraph-rsid="00398ba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3be6fa" officeooo:paragraph-rsid="003be6f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3d1bbb" officeooo:paragraph-rsid="003d1bb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3d1bbb" officeooo:paragraph-rsid="003e8f3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3e8f38" officeooo:paragraph-rsid="003e8f3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400933" officeooo:paragraph-rsid="0040093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bold" officeooo:rsid="002eeeba" officeooo:paragraph-rsid="002eeeba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bold" officeooo:rsid="00300c08" officeooo:paragraph-rsid="00300c08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line-through-style="solid" style:text-line-through-type="single" style:text-underline-style="none" fo:font-weight="normal" officeooo:rsid="003251e4" officeooo:paragraph-rsid="003251e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d2fac" officeooo:paragraph-rsid="002d2fac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400933" officeooo:paragraph-rsid="00400933" style:font-weight-asian="normal" style:font-weight-complex="normal"/>
    </style:style>
    <style:style style:name="T1" style:family="text">
      <style:text-properties officeooo:rsid="002074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d2fac" style:font-weight-asian="normal" style:font-weight-complex="normal"/>
    </style:style>
    <style:style style:name="T5" style:family="text">
      <style:text-properties fo:font-weight="normal" officeooo:rsid="00207493" style:font-weight-asian="normal" style:font-weight-complex="normal"/>
    </style:style>
    <style:style style:name="T6" style:family="text">
      <style:text-properties officeooo:rsid="002a2310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207493"/>
    </style:style>
    <style:style style:name="T9" style:family="text">
      <style:text-properties fo:color="#c9211e" loext:opacity="100%" officeooo:rsid="002a2310"/>
    </style:style>
    <style:style style:name="T10" style:family="text">
      <style:text-properties fo:color="#c9211e" loext:opacity="100%" fo:font-weight="bold" officeooo:rsid="002a2310" style:font-weight-asian="bold" style:font-weight-complex="bold"/>
    </style:style>
    <style:style style:name="T11" style:family="text">
      <style:text-properties fo:color="#c9211e" loext:opacity="100%" style:text-line-through-style="none" style:text-line-through-type="none" officeooo:rsid="0034a9a4"/>
    </style:style>
    <style:style style:name="T12" style:family="text">
      <style:text-properties fo:color="#c9211e" loext:opacity="100%" style:text-line-through-style="none" style:text-line-through-type="none" officeooo:rsid="00207493"/>
    </style:style>
    <style:style style:name="T13" style:family="text">
      <style:text-properties fo:color="#c9211e" loext:opacity="100%" style:text-line-through-style="none" style:text-line-through-type="none" fo:font-weight="bold" officeooo:rsid="0034a9a4" style:font-weight-asian="bold" style:font-weight-complex="bold"/>
    </style:style>
    <style:style style:name="T14" style:family="text">
      <style:text-properties officeooo:rsid="002d2fac"/>
    </style:style>
    <style:style style:name="T15" style:family="text">
      <style:text-properties officeooo:rsid="003251e4"/>
    </style:style>
    <style:style style:name="T16" style:family="text">
      <style:text-properties style:text-underline-style="none" fo:font-weight="normal" officeooo:rsid="00207493" style:font-weight-asian="normal" style:font-weight-complex="normal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207493"/>
    </style:style>
    <style:style style:name="T19" style:family="text">
      <style:text-properties officeooo:rsid="0037c684"/>
    </style:style>
    <style:style style:name="T20" style:family="text">
      <style:text-properties officeooo:rsid="003e8f38"/>
    </style:style>
    <style:style style:name="T21" style:family="text">
      <style:text-properties officeooo:rsid="0041db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3 : les tests</text:p>
      <text:p text:style-name="P1"/>
      <text:p text:style-name="P1"/>
      <text:p text:style-name="P1"/>
      <text:p text:style-name="P10">Exercice 3.1 :</text:p>
      <text:p text:style-name="P2"/>
      <text:p text:style-name="P16"><text:span text:style-name="T2">variable </text:span>nbr <text:span text:style-name="T10">en Entier</text:span></text:p>
      <text:p text:style-name="P4">Début</text:p>
      <text:p text:style-name="P16">Ecrire "Ecrivez un nombre :"</text:p>
      <text:p text:style-name="P16"><text:span text:style-name="T7">nbr ← Lire nbr </text:span><text:s text:c="4"/><text:span text:style-name="T10">Lire</text:span><text:span text:style-name="T9"> nbr</text:span></text:p>
      <text:p text:style-name="P18"><text:span text:style-name="T2">Si</text:span> nbr &gt; <text:span text:style-name="T6">0</text:span> <text:span text:style-name="T2">Alors</text:span></text:p>
      <text:p text:style-name="P19"><text:tab/><text:span text:style-name="T15">Ecrire </text:span><text:span text:style-name="T16">"</text:span>Nombre positif<text:span text:style-name="T16">"</text:span></text:p>
      <text:p text:style-name="P5">Sinon</text:p>
      <text:p text:style-name="P19"><text:tab/><text:span text:style-name="T15">Ecrire </text:span><text:span text:style-name="T16">"</text:span>Nombre négatif<text:span text:style-name="T16">"</text:span></text:p>
      <text:p text:style-name="P18"><text:span text:style-name="T2">Finsi</text:span> </text:p>
      <text:p text:style-name="P6">Fin</text:p>
      <text:p text:style-name="P18"/>
      <text:p text:style-name="P11">Exercice 3.2 :</text:p>
      <text:p text:style-name="P20"/>
      <text:p text:style-name="P7">variable <text:span text:style-name="T4">A</text:span><text:span text:style-name="T3">, </text:span><text:span text:style-name="T4">B</text:span><text:span text:style-name="T3"> </text:span><text:span text:style-name="T14">en Entier</text:span></text:p>
      <text:p text:style-name="P8">Début</text:p>
      <text:p text:style-name="P17"><text:span text:style-name="T4">Ecrire </text:span><text:span text:style-name="T5">"</text:span><text:span text:style-name="T4">Ecrivez le premier nombre :</text:span><text:span text:style-name="T5">"</text:span></text:p>
      <text:p text:style-name="P21"><text:span text:style-name="T5">L</text:span><text:span text:style-name="T3">ire A</text:span></text:p>
      <text:p text:style-name="P21"><text:span text:style-name="T3">Ecrire </text:span><text:span text:style-name="T5">"</text:span><text:span text:style-name="T3">Ecrivez le deuxième nombre :</text:span><text:span text:style-name="T5">"</text:span></text:p>
      <text:p text:style-name="P21"><text:span text:style-name="T5">L</text:span><text:span text:style-name="T3">ire B</text:span></text:p>
      <text:p text:style-name="P21"><text:span text:style-name="T3">Si (A &gt;0 </text:span><text:span text:style-name="T2">ET </text:span><text:span text:style-name="T3">B&gt;0) </text:span><text:span text:style-name="T2">OU</text:span><text:span text:style-name="T3"> (A&lt;0 </text:span><text:span text:style-name="T2">ET</text:span><text:span text:style-name="T3"> B&lt;0) </text:span><text:span text:style-name="T2">Alors</text:span></text:p>
      <text:p text:style-name="P21"><text:span text:style-name="T3"><text:tab/>Ecrire </text:span><text:span text:style-name="T5">"</text:span><text:span text:style-name="T3">Le produit est positif</text:span><text:span text:style-name="T5">"</text:span></text:p>
      <text:p text:style-name="P9">Sinon</text:p>
      <text:p text:style-name="P22"><text:tab/>Ecrire <text:span text:style-name="T1">"</text:span>Le produit est négatif<text:span text:style-name="T1">"</text:span></text:p>
      <text:p text:style-name="P9">Finsi</text:p>
      <text:p text:style-name="P9">Fin</text:p>
      <text:p text:style-name="P22"/>
      <text:p text:style-name="P22"/>
      <text:p text:style-name="P12">Exercice 3.3 :</text:p>
      <text:p text:style-name="P12"/>
      <text:p text:style-name="P34">Variable <text:span text:style-name="T3">A, B, C en Caractères</text:span></text:p>
      <text:p text:style-name="P34">Début</text:p>
      <text:p text:style-name="P34">Ecrire<text:span text:style-name="T3"> </text:span><text:span text:style-name="T5">"</text:span><text:span text:style-name="T3">Entrez trois noms :</text:span><text:span text:style-name="T5">"</text:span></text:p>
      <text:p text:style-name="P34"><text:span text:style-name="T1">L</text:span>ire<text:span text:style-name="T3"> A, B, C</text:span></text:p>
      <text:p text:style-name="P35">Si <text:span text:style-name="T3">A&lt;B </text:span>ET <text:span text:style-name="T3">B&lt;C </text:span>Alors</text:p>
      <text:p text:style-name="P35"><text:span text:style-name="T3"><text:tab/></text:span>Ecrire <text:span text:style-name="T5">"</text:span><text:span text:style-name="T3">Ces noms sont classés alphabétiquement</text:span><text:span text:style-name="T5">"</text:span></text:p>
      <text:p text:style-name="P35"><text:span text:style-name="T1">S</text:span>inon</text:p>
      <text:p text:style-name="P35"><text:span text:style-name="T3"><text:tab/></text:span>Ecrire <text:span text:style-name="T5">"</text:span><text:span text:style-name="T3">Ces noms ne sont pas classés alphabétiquement</text:span><text:span text:style-name="T5">"</text:span></text:p>
      <text:p text:style-name="P35"><text:span text:style-name="T1">F</text:span>insi</text:p>
      <text:p text:style-name="P35">Fin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oft-page-break/>Exercice 3.4 :</text:p>
      <text:p text:style-name="P13"/>
      <text:p text:style-name="P24">Variable A en Entier</text:p>
      <text:p text:style-name="P24">Début</text:p>
      <text:p text:style-name="P24">Ecrire <text:span text:style-name="T1">"</text:span>Entrez un nombre<text:span text:style-name="T1">"</text:span></text:p>
      <text:p text:style-name="P24">Lire A</text:p>
      <text:p text:style-name="P24">Si A&gt;0 Alors</text:p>
      <text:p text:style-name="P24"><text:tab/>Ecrire <text:span text:style-name="T1">"</text:span>Ce nombre est positif<text:span text:style-name="T1">"</text:span></text:p>
      <text:p text:style-name="P36">Si A=0 Alors<text:span text:style-name="T17"><text:tab/><text:tab/><text:tab/><text:tab/><text:tab/><text:tab/></text:span><text:span text:style-name="T13">SinonSi</text:span><text:span text:style-name="T11"> A=0 Alors</text:span></text:p>
      <text:p text:style-name="P25"><text:tab/>Ecrire <text:span text:style-name="T8">"</text:span><text:span text:style-name="T7">Ce nombre est égal</text:span><text:span text:style-name="T8">"</text:span><text:span text:style-name="T18"><text:tab/><text:tab/><text:tab/><text:tab/></text:span><text:span text:style-name="T13">Ecrire</text:span><text:span text:style-name="T11"> </text:span><text:span text:style-name="T12">"</text:span><text:span text:style-name="T11">Ce nombre est nul</text:span><text:span text:style-name="T12">"</text:span></text:p>
      <text:p text:style-name="P24">Si A&lt;0 Alors</text:p>
      <text:p text:style-name="P24"><text:tab/>Ecrire <text:span text:style-name="T1">"</text:span>Ce nombre est négatif<text:span text:style-name="T1">"</text:span></text:p>
      <text:p text:style-name="P24">Finsi</text:p>
      <text:p text:style-name="P24">Fin</text:p>
      <text:p text:style-name="P24"/>
      <text:p text:style-name="P24"/>
      <text:p text:style-name="P14">Exercice 3.5 :</text:p>
      <text:p text:style-name="P14"/>
      <text:p text:style-name="P26">Variables A, B en Entier</text:p>
      <text:p text:style-name="P26">Début</text:p>
      <text:p text:style-name="P26">Ecrire <text:span text:style-name="T1">"</text:span>Entrez deux nombres<text:span text:style-name="T1">"</text:span></text:p>
      <text:p text:style-name="P26">Lire <text:span text:style-name="T19">A</text:span>, B</text:p>
      <text:p text:style-name="P26">Si <text:span text:style-name="T19">A = 0 ou B = 0 Alors</text:span></text:p>
      <text:p text:style-name="P27"><text:tab/><text:span text:style-name="T19">Ecrire </text:span><text:span text:style-name="T1">"</text:span><text:span text:style-name="T19">Le produit est nul</text:span><text:span text:style-name="T1">"</text:span></text:p>
      <text:p text:style-name="P28">SinonSi (A&lt;0 ET B&lt;0) OU ( A&gt;0 ET A&gt;0) Alors</text:p>
      <text:p text:style-name="P28"><text:tab/>Ecrire <text:span text:style-name="T1">"</text:span>Le produit est positif<text:span text:style-name="T1">"</text:span></text:p>
      <text:p text:style-name="P28">Sinon</text:p>
      <text:p text:style-name="P28"><text:tab/>Ecrire <text:span text:style-name="T1">"</text:span>Le produit est négatif<text:span text:style-name="T1">"</text:span></text:p>
      <text:p text:style-name="P28">Finsi</text:p>
      <text:p text:style-name="P28">Fin</text:p>
      <text:p text:style-name="P28"/>
      <text:p text:style-name="P15">Exercice 3.6 :</text:p>
      <text:p text:style-name="P15"/>
      <text:p text:style-name="P29">Variable age en Entier</text:p>
      <text:p text:style-name="P29">Début</text:p>
      <text:p text:style-name="P29">Ecrire <text:span text:style-name="T1">"</text:span>Saisir âge<text:span text:style-name="T1">"</text:span></text:p>
      <text:p text:style-name="P29">Lire age</text:p>
      <text:p text:style-name="P30">Si age ≥ 12 Alors</text:p>
      <text:p text:style-name="P30"><text:tab/>Ecrire <text:span text:style-name="T1">"</text:span>Cadet<text:span text:style-name="T1">"</text:span></text:p>
      <text:p text:style-name="P30">SinonSi age ≥ 10 <text:span text:style-name="T20">Alors</text:span></text:p>
      <text:p text:style-name="P31"><text:tab/><text:span text:style-name="T20">Ecrire </text:span><text:span text:style-name="T1">"</text:span><text:span text:style-name="T20">Minime</text:span><text:span text:style-name="T1">"</text:span></text:p>
      <text:p text:style-name="P32">SinonSi age ≥ 8 Alors</text:p>
      <text:p text:style-name="P32"><text:tab/>Ecrire <text:span text:style-name="T1">"</text:span>Pupille<text:span text:style-name="T1">"</text:span></text:p>
      <text:p text:style-name="P32">SinonSi age ≥ 6 Alors</text:p>
      <text:p text:style-name="P32"><text:tab/>Ecrire <text:span text:style-name="T1">"</text:span>Poussin<text:span text:style-name="T1">"</text:span></text:p>
      <text:p text:style-name="P33">Finsi</text:p>
      <text:p text:style-name="P33">Fin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52:09.585353616</meta:creation-date>
    <dc:date>2024-03-14T15:18:40.464541824</dc:date>
    <meta:editing-duration>PT3H40M20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2" meta:paragraph-count="77" meta:word-count="271" meta:character-count="1392" meta:non-whitespace-character-count="1169"/>
  </office:meta>
</office:document-meta>
</file>